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kHandlerData.setScoreName( String sco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getRejectRespons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setRejectResponseString( String rejectRespons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getSco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getRejectLo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getJunkScoreLo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setRejectLogString( String reject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HandlerData.setJunkScoreLogString( String junkScoreLog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